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5pt"/>
    </style:style>
    <style:style style:name="co2" style:family="table-column">
      <style:table-column-properties fo:break-before="auto" style:column-width="103.49pt"/>
    </style:style>
    <style:style style:name="co3" style:family="table-column">
      <style:table-column-properties fo:break-before="auto" style:column-width="292.39pt"/>
    </style:style>
    <style:style style:name="co4" style:family="table-column">
      <style:table-column-properties fo:break-before="auto" style:column-width="124.36pt"/>
    </style:style>
    <style:style style:name="co5" style:family="table-column">
      <style:table-column-properties fo:break-before="auto" style:column-width="397.25pt"/>
    </style:style>
    <style:style style:name="co6" style:family="table-column">
      <style:table-column-properties fo:break-before="auto" style:column-width="297.24pt"/>
    </style:style>
    <style:style style:name="co7" style:family="table-column">
      <style:table-column-properties fo:break-before="auto" style:column-width="144.45pt"/>
    </style:style>
    <style:style style:name="co8" style:family="table-column">
      <style:table-column-properties fo:break-before="auto" style:column-width="329.9pt"/>
    </style:style>
    <style:style style:name="co9" style:family="table-column">
      <style:table-column-properties fo:break-before="auto" style:column-width="219.46pt"/>
    </style:style>
    <style:style style:name="co10" style:family="table-column">
      <style:table-column-properties fo:break-before="auto" style:column-width="70.16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227.25pt" fo:break-before="auto" style:use-optimal-row-height="false"/>
    </style:style>
    <style:style style:name="ro4" style:family="table-row">
      <style:table-row-properties style:row-height="60.01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fo:background-color="#93c47d"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ffd966"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3"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4"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2"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1013" table:default-cell-style-name="Default"/>
        <table:table-row table:style-name="ro1">
          <table:table-cell table:number-columns-repeated="1024"/>
        </table:table-row>
        <table:table-row table:style-name="ro2">
          <table:table-cell table:style-name="ce1" table:number-columns-repeated="2"/>
          <table:table-cell table:style-name="ce6"/>
          <table:table-cell table:style-name="ce6" office:value-type="string" calcext:value-type="string">
            <text:p>Reference Values</text:p>
          </table:table-cell>
          <table:table-cell table:style-name="ce1" table:number-columns-repeated="3"/>
          <table:table-cell table:style-name="ce1" office:value-type="string" calcext:value-type="string">
            <text:p>one implementation of default OTBN can be found in "Towards ML-KEM &amp; ML-DSA on OpenTitan"</text:p>
            <text:p/>
            <text:p>Cycles for operations of ML-DSA-xx on default OTBN</text:p>
            <text:p>Op       -44             -65               -87</text:p>
            <text:p>Key:     1242455     2190278     3752708</text:p>
            <text:p>Sign:    2574222     4490766     6193418</text:p>
            <text:p>Veri:     1226370     2107440     3676261</text:p>
          </table:table-cell>
          <table:table-cell table:style-name="ce1" office:value-type="string" calcext:value-type="string">
            <text:p>100 MHz or 1GHz</text:p>
          </table:table-cell>
          <table:table-cell table:style-name="ce1" office:value-type="string" calcext:value-type="string">
            <text:p>IMEM: 8kB</text:p>
            <text:p>DMEM: 4kB</text:p>
          </table:table-cell>
          <table:table-cell table:style-name="ce1" office:value-type="string" calcext:value-type="string">
            <text:p>From "Towards ML-KEM &amp; ML-DSA on OpenTitan" there are some references</text:p>
            <text:p/>
            <text:p>estimated from table 10 (from extension values and the given factor)</text:p>
            <text:p>Design            LUT        FF           DSP</text:p>
            <text:p>Top-Earlgrey  232951    120844    22</text:p>
            <text:p>OTBN            32200       1562        16</text:p>
            <text:p/>
            <text:p>ASIC 7nm: (cell count + area) factors to default</text:p>
            <text:p>see table 11 for values</text:p>
            <text:p>Desgin            Count     area um²</text:p>
            <text:p>Top-Earlgrey  740101   148647</text:p>
            <text:p> OTBN            149931   27942</text:p>
            <text:p/>
          </table:table-cell>
          <table:table-cell table:style-name="ce1" table:number-columns-repeated="18"/>
          <table:table-cell table:number-columns-repeated="995"/>
        </table:table-row>
        <table:table-row table:style-name="ro1">
          <table:table-cell table:number-columns-repeated="1024"/>
        </table:table-row>
        <table:table-row table:style-name="ro2">
          <table:table-cell table:style-name="ce2"/>
          <table:table-cell table:style-name="ce2" office:value-type="string" calcext:value-type="string">
            <text:p>ID</text:p>
          </table:table-cell>
          <table:table-cell table:style-name="ce2" office:value-type="string" calcext:value-type="string">
            <text:p>Rating</text:p>
          </table:table-cell>
          <table:table-cell table:style-name="ce2" office:value-type="string" calcext:value-type="string">
            <text:p>Title</text:p>
          </table:table-cell>
          <table:table-cell table:style-name="ce2" office:value-type="string" calcext:value-type="string">
            <text:p>Architecture / Technique</text:p>
          </table:table-cell>
          <table:table-cell table:style-name="ce2" office:value-type="string" calcext:value-type="string">
            <text:p>Thoughs / Ideas for my project</text:p>
          </table:table-cell>
          <table:table-cell table:style-name="ce2" office:value-type="string" calcext:value-type="string">
            <text:p>Details</text:p>
          </table:table-cell>
          <table:table-cell table:style-name="ce2" office:value-type="string" calcext:value-type="string">
            <text:p>Runtime</text:p>
          </table:table-cell>
          <table:table-cell table:style-name="ce2" office:value-type="string" calcext:value-type="string">
            <text:p>Max frequency</text:p>
          </table:table-cell>
          <table:table-cell table:style-name="ce2" office:value-type="string" calcext:value-type="string">
            <text:p>Memory</text:p>
          </table:table-cell>
          <table:table-cell table:style-name="ce2" office:value-type="string" calcext:value-type="string">
            <text:p>Hardware / Area</text:p>
          </table:table-cell>
          <table:table-cell table:style-name="ce2" table:number-columns-repeated="2"/>
          <table:table-cell table:number-columns-repeated="1011"/>
        </table:table-row>
        <table:table-row table:style-name="ro2">
          <table:table-cell table:style-name="ce3"/>
          <table:table-cell table:style-name="ce4" office:value-type="float" office:value="1" calcext:value-type="float">
            <text:p>1</text:p>
          </table:table-cell>
          <table:table-cell table:style-name="ce5" office:value-type="string" calcext:value-type="string">
            <text:p>Not applicable as it is a dataflow / fpga solution.</text:p>
            <text:p/>
            <text:p>however, pipelining of butterfly ALU could be interesting.</text:p>
            <text:p>See also paper 7 for a single cycle butterfly ALU.</text:p>
          </table:table-cell>
          <table:table-cell table:style-name="ce5" office:value-type="string" calcext:value-type="string">
            <text:p>A Compact and High-Performance Hardware Architecture for CRYSTALS-Dilithium</text:p>
          </table:table-cell>
          <table:table-cell table:style-name="ce5" office:value-type="string" calcext:value-type="string">
            <text:p>Fully specialized HW on FPGA Artix-7</text:p>
            <text:p/>
            <text:p>segmented &amp; pipelined dataflow for FPGA</text:p>
            <text:p>key functions of ML-DSA are segmented and implemented in modules.</text:p>
            <text:p>these modules are pipelined which reduces the storage req. for intermediate results.</text:p>
            <text:p/>
            <text:p>modules are centered around BRAMs</text:p>
          </table:table-cell>
          <table:table-cell table:style-name="ce5" office:value-type="string" calcext:value-type="string">
            <text:p>hard to compare as it is a dataflow.</text:p>
            <text:p/>
            <text:p>maybe take some module design ideas if we go for a specialized ALU</text:p>
            <text:p/>
            <text:p>segmentation is maybe applicable</text:p>
            <text:p/>
            <text:p>Maybe we can design a pipelined butterfly instruction? during the latency we can load and save the results.</text:p>
            <text:p>- load params</text:p>
            <text:p>- start butterfly</text:p>
            <text:p>- load next params</text:p>
            <text:p>- save results</text:p>
            <text:p>- start butterfly</text:p>
            <text:p>...</text:p>
            <text:p>maybe "save results" can also trigger a new butterfly if we achieve a fast enough load and butterfly instr.</text:p>
          </table:table-cell>
          <table:table-cell table:style-name="ce5" office:value-type="string" calcext:value-type="string">
            <text:p>NTT module:</text:p>
            <text:p>is pipelined and based on 4 parallel butterfly units</text:p>
            <text:p>folding allows 4 butterflies to calculate 8 in a time sliced fashion</text:p>
            <text:p>requires alot of memory ports</text:p>
            <text:p>The input is streamed. Generated by Head-module and absorbed by Tail module.</text:p>
            <text:p/>
            <text:p>rejection sampling module</text:p>
            <text:p>makes use of in place / on-the-fly calulcation of A (one by one element, pipelined into next stage).</text:p>
            <text:p>requires Keccak module but saves memory</text:p>
            <text:p/>
            <text:p>Adapted functions for better HW optimization:</text:p>
            <text:p>-Power2Round</text:p>
            <text:p>-Decompose</text:p>
            <text:p>-MakeHint</text:p>
            <text:p>-UseHint</text:p>
            <text:p>-SampleInBall</text:p>
            <text:p/>
            <text:p/>
            <text:p>Keccak-f permutation for SHAKE-256</text:p>
            <text:p/>
          </table:table-cell>
          <table:table-cell table:style-name="ce5" office:value-type="string" calcext:value-type="string">
            <text:p>ops / s for modules</text:p>
            <text:p>key:     11051</text:p>
            <text:p>sign:      1977</text:p>
            <text:p>verify: 10716</text:p>
            <text:p/>
            <text:p>Cycles: ML-DSA-xx</text:p>
            <text:p>OP      -44         -65           -87</text:p>
            <text:p>Key:   4172       5851        8765</text:p>
            <text:p>Sign:   31600     44706     48996</text:p>
            <text:p>Veri:    4422       6181       9039</text:p>
            <text:p/>
            <text:p>NTT: </text:p>
            <text:p>256×k + 296 clock cycles</text:p>
            <text:p>k is # of polynoms</text:p>
          </table:table-cell>
          <table:table-cell table:style-name="ce5" office:value-type="string" calcext:value-type="string">
            <text:p>FPGA: 96.9 MHz</text:p>
          </table:table-cell>
          <table:table-cell table:style-name="ce5" office:value-type="string" calcext:value-type="string">
            <text:p>9 BRAMs</text:p>
            <text:p/>
            <text:p>uses BRAM with 36bit width</text:p>
            <text:p>Values in BRAMs are stored over multiple words to improve utilization</text:p>
            <text:p/>
            <text:p/>
          </table:table-cell>
          <table:table-cell table:style-name="ce5" office:value-type="string" calcext:value-type="string">
            <text:p>FPGA</text:p>
            <text:p>30k LUT, 10k FF, 11 BRAMS, 10 DSPs</text:p>
            <text:p/>
            <text:p>Module      LUT       FF       BRAM    DSP</text:p>
            <text:p>Keccak      157814   4557    0              0</text:p>
            <text:p>Sample      1921       472      0              0</text:p>
            <text:p>NTT           1919       1301    2             8</text:p>
            <text:p>Head          293          187      0             2</text:p>
            <text:p>Tail             600          260     0             0</text:p>
            <text:p>BRAM        274          0         9             0</text:p>
          </table:table-cell>
          <table:table-cell table:style-name="ce5" table:number-columns-repeated="18"/>
          <table:table-cell table:number-columns-repeated="995"/>
        </table:table-row>
        <table:table-row table:style-name="ro2">
          <table:table-cell table:style-name="ce3"/>
          <table:table-cell table:style-name="ce4" office:value-type="float" office:value="2" calcext:value-type="float">
            <text:p>2</text:p>
          </table:table-cell>
          <table:table-cell table:style-name="ce7" office:value-type="string" calcext:value-type="string">
            <text:p>Still our main idea to implement as baseline.</text:p>
          </table:table-cell>
          <table:table-cell table:style-name="ce7" office:value-type="string" calcext:value-type="string">
            <text:p>Towards ML-KEM &amp; ML-DSA on OpenTitan</text:p>
          </table:table-cell>
          <table:table-cell table:style-name="ce5" office:value-type="string" calcext:value-type="string">
            <text:p>SIMD instruction extension for polynomial arithmetics:</text:p>
            <text:p>These instr operate on small integers (32 or 16bit) in the 256-bit registers</text:p>
            <text:p/>
            <text:p>additional improvement:</text:p>
            <text:p>implements interface to OpenTitan's KMAC Block</text:p>
            <text:p/>
            <text:p/>
            <text:p>current OTBN D and I MEM is too small</text:p>
          </table:table-cell>
          <table:table-cell table:style-name="ce5" office:value-type="string" calcext:value-type="string">
            <text:p>Propose optimization on existing OTBN</text:p>
            <text:p>Propose extended ISA with the use of KMAC block</text:p>
            <text:p/>
            <text:p>comprehensive tables for results</text:p>
            <text:p/>
            <text:p>Chapter 8 descripts many possibilties for the last part of the project</text:p>
          </table:table-cell>
          <table:table-cell table:style-name="ce5" office:value-type="string" calcext:value-type="string">
            <text:p>SIMD instruction: .8S / .16H  (32bit vs 16bit elements)</text:p>
            <text:p>addv</text:p>
            <text:p>subv</text:p>
            <text:p>mulv</text:p>
            <text:p>trn1/trn2: for interleaving even/odd indexed vector elements within 2 WDRs</text:p>
            <text:p>shv: bit-shift for each vector element</text:p>
            <text:p/>
            <text:p>Butterfly:</text:p>
            <text:p>Requires 3 instr for 8 butterflies in parallel (later layers require some shuffling)</text:p>
            <text:p/>
            <text:p>NTT:</text:p>
            <text:p>Pointwise multiplication is 8 elements / instruction</text:p>
            <text:p/>
            <text:p>SIMD instr are implemented with two approaches in hw:</text:p>
            <text:p>- share hw between big-num arithm. and vector -&gt; smaller hw (OTKE)</text:p>
            <text:p>- larger fully specialized hw for ML-DSA and ML-KEM only (OTKE+)</text:p>
            <text:p/>
            <text:p>OTKE is multicycle for multiplication, OTKE+ is single cycle</text:p>
            <text:p/>
            <text:p>Naming of variants:</text:p>
            <text:p>Name in paper = Name in this document = description</text:p>
            <text:p>OTBN                                     = OT         = pure implementation</text:p>
            <text:p>OTBN^{KMAC}                   = OTK      = baseline instr + interface to KMAC block</text:p>
            <text:p>OTBN^{KMAC}_{EXT}     = OTKE    = ISA extension with shared hw + interface to KMAC block</text:p>
            <text:p>OTBN^{KMAC}_{EXT++} = OTKE+ = ISA extension with specialized hw + interface to KMAC block </text:p>
            <text:p/>
            <text:p>MULV Implementation:</text:p>
            <text:p>2 approaches:</text:p>
            <text:p>- HW reuse and thus multicycle and complex control logic (section 6.2.2) -&gt; OTKE</text:p>
            <text:p>- full custom BN-MULV module with single cycle capabilities but more resources -&gt; OTKE+</text:p>
            <text:p/>
          </table:table-cell>
          <table:table-cell table:style-name="ce5" office:value-type="string" calcext:value-type="string">
            <text:p>Cycles for operations of ML-DSA-xx on default OTBN</text:p>
            <text:p>Op       -44             -65               -87</text:p>
            <text:p>Key:     1'242'455     2'190'278     3'752'708</text:p>
            <text:p>Sign:    2'574'222     4'490'766     6'193'418</text:p>
            <text:p>Veri:     1'226'370     2'107'440     3'676'261</text:p>
            <text:p/>
            <text:p>ML-DSA-87 (others are similar in relative terms)</text:p>
            <text:p>see table6, page 35</text:p>
            <text:p/>
            <text:p>Key (cycles, factor):</text:p>
            <text:p>OT:        3'752'708    x9.14        x5.43</text:p>
            <text:p>OTK:        691'121    x1.68        x1</text:p>
            <text:p>OTKE:     410'599    x1            x0.59</text:p>
            <text:p>OTKE+:   365'484    x0.89       x0.53</text:p>
            <text:p/>
            <text:p>Sign:</text:p>
            <text:p>OT:        6'193'418   x6.78        x2.63</text:p>
            <text:p>OTK:     2'358'194   x2.58        x1</text:p>
            <text:p>OTKE:     913'609   x1            x0.39</text:p>
            <text:p>OTKE+:   656'032   x0.72       x0.28</text:p>
            <text:p/>
            <text:p>Verify:</text:p>
            <text:p>OT:        3'676'261    x8.72        x4.78</text:p>
            <text:p>OTK:        769'517   x1.83        x1</text:p>
            <text:p>OTKE:      421'498   x1            x0.55</text:p>
            <text:p>OTKE+:    361'557  x0.86       x0.47</text:p>
            <text:p/>
            <text:p>Relative factors for total runtime for sign</text:p>
            <text:p>OT</text:p>
            <text:p>ML-DSA-44: x1       x0.42</text:p>
            <text:p>ML-DSA-65: x1.74  x0.73</text:p>
            <text:p>ML-DSA-87: x2.41  x1</text:p>
            <text:p/>
            <text:p>OTK</text:p>
            <text:p>ML-DSA-44: x1       x0.47</text:p>
            <text:p>ML-DSA-65: x1.65  x0.78</text:p>
            <text:p>ML-DSA-87: x2.11  x1</text:p>
            <text:p/>
            <text:p>OTKE</text:p>
            <text:p>ML-DSA-44: x1       x0.45</text:p>
            <text:p>ML-DSA-65: x1.70  x0.76</text:p>
            <text:p>ML-DSA-87: x2.23  x1</text:p>
            <text:p/>
            <text:p>OTKE+</text:p>
            <text:p>ML-DSA-44: x1        x0.44</text:p>
            <text:p>ML-DSA-65: x1.66   x0.73</text:p>
            <text:p>ML-DSA-87: x2.28   x1</text:p>
            <text:p/>
          </table:table-cell>
          <table:table-cell table:style-name="ce5" office:value-type="string" calcext:value-type="string">
            <text:p>No explicit numbers but estimated that critical paths of OTKE and OTKE+ should achieve 100MHz.</text:p>
            <text:p/>
            <text:p/>
            <text:p>FPGA (Xilinx 7-Series):</text:p>
            <text:p>OT:         39.3MHz</text:p>
            <text:p>OTKE:    21.3MHz</text:p>
            <text:p>OTKE+:  18.6MHz</text:p>
          </table:table-cell>
          <table:table-cell table:style-name="ce5" office:value-type="string" calcext:value-type="string">
            <text:p>OTKE == OTKE+ in this case</text:p>
            <text:p/>
            <text:p>DMEM:</text:p>
            <text:p>ML-DSA-44</text:p>
            <text:p>ISA        Key         Sign        Verify</text:p>
            <text:p>OT:        37740      56028      36156</text:p>
            <text:p>OTK:     37328      55712      35840</text:p>
            <text:p>OTKE+: 37248      50624      34720</text:p>
            <text:p/>
            <text:p>ML-DSA-87</text:p>
            <text:p>ISA        Key         Sign        Verify</text:p>
            <text:p>OT:        97132      123612    92764</text:p>
            <text:p>OTK:     96720      123304    92448</text:p>
            <text:p>OTKE+: 96640      121280    91456</text:p>
            <text:p/>
            <text:p/>
            <text:p>IMEM: for ML-DSA-xx</text:p>
            <text:p>ISA         -44        -65       -87</text:p>
            <text:p>OT:         31024   31800   32684</text:p>
            <text:p>OTK:      24936   24912   25756</text:p>
            <text:p>OTKE+: 20228   20116    21076</text:p>
            <text:p/>
            <text:p/>
          </table:table-cell>
          <table:table-cell table:style-name="ce5" office:value-type="string" calcext:value-type="string">
            <text:p>FPGA (Xilinx 7-Series):</text:p>
            <text:p>factors to default Top-Earlgrey / OTBN</text:p>
            <text:p>see table 10 for values</text:p>
            <text:p/>
            <text:p>estimated from table 10 (from extension values and the given factor)</text:p>
            <text:p>Design            LUT        FF           DSP</text:p>
            <text:p>Top-Earlgrey  232'951    120'844    22</text:p>
            <text:p>OTBN            32'200       1'562        16</text:p>
            <text:p/>
            <text:p>ASIC 7nm: (cell count + area) factors to default</text:p>
            <text:p>see table 11 for values</text:p>
            <text:p>Desgin            Count     area um²</text:p>
            <text:p>Top-Earlgrey  740'101   148'647</text:p>
            <text:p> OTBN           149'931   27'942</text:p>
            <text:p/>
            <text:p>ISA            LUT                      FF                         DSP</text:p>
            <text:p>TOKE:       244'599   x1.05     122'053   x1.01      22   x1</text:p>
            <text:p>TOKE+:     253'513   x1.09    121'871    x1.01    118   x5.36</text:p>
            <text:p>OTK:           35'421    x1.10      16'874   x1.08       16  x1</text:p>
            <text:p>OTKE:         38'236   x1.19      15'807    x1.01      16   x1</text:p>
            <text:p>OTKE+:       49'128   x1.53       16'948   x1.09     112  x7</text:p>
            <text:p/>
            <text:p>ASIC 7nm: (cell count + area) factors to default</text:p>
            <text:p>see table 11 for values</text:p>
            <text:p>ISA              Count                     total area</text:p>
            <text:p>TO.default:  740'101  x1            148'647    x1</text:p>
            <text:p>TOKE:         754'208  x1.02       151'308    x1.02</text:p>
            <text:p>TOKE+:       839'033  x1.13       164'962    x1.11</text:p>
            <text:p>OTBN:        149'931   x1            27'942      x1</text:p>
            <text:p>OTK:           160'586   x1.07       30'329     x1.09</text:p>
            <text:p>OTKE:         167'564  x1.12       31'128     x1.11</text:p>
            <text:p>OTKE+:       310'031  x2.07       52'295     x1.87</text:p>
            <text:p/>
            <text:p>See table 3 and 4 for resource requirements of the individual ALU modules</text:p>
          </table:table-cell>
          <table:table-cell table:style-name="ce5" table:number-columns-repeated="18"/>
          <table:table-cell table:number-columns-repeated="995"/>
        </table:table-row>
        <table:table-row table:style-name="ro2">
          <table:table-cell table:style-name="ce3"/>
          <table:table-cell table:style-name="ce4" office:value-type="float" office:value="3" calcext:value-type="float">
            <text:p>3</text:p>
          </table:table-cell>
          <table:table-cell table:style-name="ce5" office:value-type="string" calcext:value-type="string">
            <text:p>Proposed instructions are too specific for our desire.</text:p>
            <text:p/>
            <text:p>See how they implemented the regular SIMD in HW</text:p>
          </table:table-cell>
          <table:table-cell table:style-name="ce5" office:value-type="string" calcext:value-type="string">
            <text:p>A Highly-efficient Lattice-based Post-Quantum Cryptography Processor for IoT Applications</text:p>
          </table:table-cell>
          <table:table-cell table:style-name="ce5" office:value-type="string" calcext:value-type="string">
            <text:p>Custom processor with SIMD registers and instr set</text:p>
            <text:p>Has dual-issue instruction stream</text:p>
            <text:p>Based on CV32E40P (in order, RISCV, 4 stage pipeline)</text:p>
            <text:p/>
            <text:p/>
            <text:p>Proposed SIMD instructions for</text:p>
            <text:p>- SIMD vector processing</text:p>
            <text:p>- sampling of centered binomial distribution</text:p>
            <text:p>- rejection sampling ("multi branch" evaluation)</text:p>
            <text:p/>
            <text:p>Additional specialized instr for Keccak (xor and rotate combinations)</text:p>
            <text:p/>
            <text:p>specialized data shuffing hardware to resolve SIMD conflicts. This hardware is part of the SIMD instructions</text:p>
          </table:table-cell>
          <table:table-cell table:style-name="ce5" office:value-type="string" calcext:value-type="string">
            <text:p>Maybe use proposed Keccac optimization if KMAC block is not available</text:p>
            <text:p/>
            <text:p>see how the implemented SIMD instruction in HW</text:p>
            <text:p/>
            <text:p>rest of instr are not relevant</text:p>
          </table:table-cell>
          <table:table-cell table:style-name="ce5" office:value-type="string" calcext:value-type="string">
            <text:p><text:span text:style-name="T1">SIMD instr can work on 8*32b or 10*32b</text:span></text:p>
            <text:p><text:span text:style-name="T1">see figure 1 on page 135 (6)</text:span></text:p>
            <text:p><text:span text:style-name="T1"/></text:p>
            <text:p><text:span text:style-name="T1">SIMD Register File</text:span></text:p>
            <text:p><text:span text:style-name="T1">5 SIMD register (PR1-5) with 16rows of 64b</text:span></text:p>
            <text:p><text:span text:style-name="T1">One extra register file for constants (2*32b)</text:span></text:p>
            <text:p><text:span text:style-name="T1">load/stores are 128bits</text:span></text:p>
            <text:p><text:span text:style-name="T1"/></text:p>
            <text:p><text:span text:style-name="T1">integrated data shuffler for SIMD problem resolution</text:span></text:p>
            <text:p><text:span text:style-name="T1"/></text:p>
            <text:p><text:span text:style-name="T1">PALU (see figure 2 on page 136 (7)):</text:span></text:p>
            <text:p><text:span text:style-name="T1">3x 320b input with 8 (10) cores.</text:span></text:p>
            <text:p><text:span text:style-name="T1">Cores 0-4 have: 1x 32b MUL, 1x 32b CSA, 2x 32b CPA, 1x 64b rotator</text:span></text:p>
            <text:p><text:span text:style-name="T1">Cores 5-7 have: 1x 32b MUL, 1x 32b CSA, 2x 32b CPA</text:span></text:p>
            <text:p><text:span text:style-name="T1"/></text:p>
            <text:p><text:span text:style-name="T1">Instructions (appendix A, page 153):</text:span></text:p>
            <text:p><text:span text:style-name="T1">addv, subv, andv, xor</text:span></text:p>
            <text:p><text:span text:style-name="T1">modulo: addvm, subvm</text:span></text:p>
            <text:p><text:span text:style-name="T2">modulo with output shuffling</text:span><text:span text:style-name="T3">: addvmt, subvmt</text:span></text:p>
            <text:p><text:span text:style-name="T2">Regular ops with input shuffling</text:span><text:span text:style-name="T3">: addvti, subvti</text:span></text:p>
            <text:p><text:span text:style-name="T1">mulv / mulvh: 8 parallel multiplications return either lower or higher 32bits</text:span></text:p>
            <text:p><text:span text:style-name="T1">mulvm: same as mulv(h) but with constant of special register</text:span></text:p>
            <text:p><text:span text:style-name="T1">cbd2:  Centered binomial distribution [-2,2] sampling 8 numbers</text:span></text:p>
            <text:p><text:span text:style-name="T1">cbd3:  Centered binomial distribution [-3,3] sampling 8 numbers</text:span></text:p>
            <text:p><text:span text:style-name="T1">sllvi: Logic left shift of each vector element</text:span></text:p>
            <text:p><text:span text:style-name="T1">sravi: arithm left shift of each vector element</text:span></text:p>
            <text:p><text:span text:style-name="T1">bgeuv: branch if one of elements is x&gt;y, for rejection sampling.</text:span></text:p>
            <text:p><text:span text:style-name="T1"/></text:p>
            <text:p><text:span text:style-name="T1">Keccak instruction:</text:span></text:p>
            <text:p><text:span text:style-name="T1">Parallel XOR and rotations combined in different instructions required for Keccak</text:span></text:p>
            <text:p><text:span text:style-name="T1"/></text:p>
            <text:p><text:span text:style-name="T1">Memory Interface:</text:span></text:p>
            <text:p><text:span text:style-name="T1">128b interface, load/store into (PR1,PR2) or (PR3,PR4) or PR5.</text:span></text:p>
            <text:p><text:span text:style-name="T1"/></text:p>
            <text:p><text:span text:style-name="T1">Dual-Issue</text:span></text:p>
            <text:p><text:span text:style-name="T1">Fetch and execute 2 instr simutaneousely. In case of conflicts execute only one. Compiler must be aware of this feature...</text:span></text:p>
            <text:p><text:span text:style-name="T1"/></text:p>
            <text:p><text:span text:style-name="T1">Keccak SIMD instructions:</text:span></text:p>
            <text:p><text:span text:style-name="T1">increase datapath to 320 bits, more read ports on SIMD regfile</text:span></text:p>
            <text:p><text:span text:style-name="T1"/></text:p>
            <text:p><text:span text:style-name="T1">Twiddle factor sharing:</text:span></text:p>
            <text:p><text:span text:style-name="T1">only load if needed. number of factors increases / decreases with each layer of NTT (CT or GS)</text:span></text:p>
            <text:p><text:span text:style-name="T1"/></text:p>
          </table:table-cell>
          <table:table-cell table:style-name="ce5" office:value-type="string" calcext:value-type="string">
            <text:p>Cycle count of bottleneck operation: see table 5, page 146</text:p>
            <text:p/>
            <text:p>ML-DSA-44</text:p>
            <text:p>Key Gen, cycles / factor / factor</text:p>
            <text:p>RISCV:       2'558'152  1x      x14.44</text:p>
            <text:p>This work:     177'148  x0.07   x1</text:p>
            <text:p/>
            <text:p>Sign:</text:p>
            <text:p>RISCV:        4'239'156  1x        x7.13</text:p>
            <text:p>This work:      594'477   x0.14   x1</text:p>
            <text:p/>
            <text:p>Verify:</text:p>
            <text:p>RISCV:        2'889'910  1x        x13.90</text:p>
            <text:p>This work:      207'970   x0.07   x1</text:p>
            <text:p/>
            <text:p>ML-DSA-87</text:p>
            <text:p>Key Gen, cycles / factor / factor</text:p>
            <text:p>RISCV:        7'444'308   1x      x15.93</text:p>
            <text:p>This work:      467'453   x0.06   x1</text:p>
            <text:p/>
            <text:p>Sign:</text:p>
            <text:p>RISCV:       10'114'960   1x        x8.63</text:p>
            <text:p>This work:     1'172'521   x0.12   x1</text:p>
            <text:p/>
            <text:p>Verify:</text:p>
            <text:p>RISCV:        7'771'766   1x        x14.48</text:p>
            <text:p>This work:      536'543   x0.07   x1</text:p>
            <text:p/>
          </table:table-cell>
          <table:table-cell table:style-name="ce5" office:value-type="string" calcext:value-type="string">
            <text:p>FPGA:</text:p>
            <text:p>Baseline (RISCV): 150 MHz</text:p>
            <text:p>This work: 125MHz</text:p>
            <text:p/>
            <text:p/>
            <text:p>28nm:</text:p>
            <text:p>High Voltage Threshold vs Low Voltage Threshold</text:p>
            <text:p/>
            <text:p>HVT: 200MHz</text:p>
            <text:p>LVT:  500MHz</text:p>
          </table:table-cell>
          <table:table-cell table:style-name="ce5" office:value-type="string" calcext:value-type="string">
            <text:p>Code size (bytes)</text:p>
            <text:p>-44   36900</text:p>
            <text:p>-65   37300</text:p>
            <text:p>-87   39800</text:p>
            <text:p/>
            <text:p>Required data mem: 64kB</text:p>
          </table:table-cell>
          <table:table-cell table:style-name="ce5" office:value-type="string" calcext:value-type="string">
            <text:p>FPGA Zynq-7000</text:p>
            <text:p>Design          LUT         Regs       BRAM      DSPs</text:p>
            <text:p>Baseline:      4852          2142      20                5</text:p>
            <text:p>This work:  24177         8859       24               37 </text:p>
            <text:p/>
            <text:p>28nm process</text:p>
            <text:p>Design                Voltage   Frq (MHz)   GE          SRAM</text:p>
            <text:p>Baseline (HVT):     0.9V   200              30.5k       96kB</text:p>
            <text:p>This work HVT:     0.9V   200              149.1k    104kB</text:p>
            <text:p>This work LVT:      0.9V   500              166.6k    104kB</text:p>
          </table:table-cell>
          <table:table-cell table:style-name="ce5" table:number-columns-repeated="18"/>
          <table:table-cell table:number-columns-repeated="995"/>
        </table:table-row>
        <table:table-row table:style-name="ro2">
          <table:table-cell table:style-name="ce3"/>
          <table:table-cell table:style-name="ce4" office:value-type="float" office:value="4" calcext:value-type="float">
            <text:p>4</text:p>
          </table:table-cell>
          <table:table-cell table:style-name="ce8" office:value-type="string" calcext:value-type="string">
            <text:p>Simple ISA extension is generic as we prefer.</text:p>
            <text:p/>
            <text:p>HW implementation could be interesting.</text:p>
          </table:table-cell>
          <table:table-cell table:style-name="ce8" office:value-type="string" calcext:value-type="string">
            <text:p>ISA Extensions for Finite Field Arithmetic</text:p>
          </table:table-cell>
          <table:table-cell table:style-name="ce5" office:value-type="string" calcext:value-type="string">
            <text:p>RISCV instr set extension for finite fields arithmetics to optimize Kyber and NewHope algos.</text:p>
            <text:p/>
            <text:p>ML-DSA IS NOT CONSIDERED - see Extra-1 paper?</text:p>
            <text:p/>
            <text:p>Designed for a custom 4-stage pipelined processor.</text:p>
            <text:p/>
            <text:p>new instr implement reduction of result immediately in memory and write-back stage.</text:p>
            <text:p/>
            <text:p>Additional SW improvements:</text:p>
            <text:p>Describes interleaving of reduction operations to avoid stalls (reductions are many times based on previous instr).</text:p>
            <text:p>Reduce multiple values interleaved such that the results can be bypassed to registers.</text:p>
            <text:p>Requires enough registers to "work in parallel".</text:p>
          </table:table-cell>
          <table:table-cell table:style-name="ce5" office:value-type="string" calcext:value-type="string">
            <text:p>description of metrics</text:p>
            <text:p>cycle count, issued instr, clock frq, wall-clock time, area, time-area product</text:p>
            <text:p/>
            <text:p>simple and clean explanation of LWE (sec 2.1)</text:p>
          </table:table-cell>
          <table:table-cell table:style-name="ce5" office:value-type="string" calcext:value-type="string">
            <text:p>uses iterative NTT (on the fly twiddle factor computation) and merges layers.</text:p>
            <text:p/>
            <text:p>new instructions for finite field arithmetics based on Barrett reduction (32bit/cpu word size based):</text:p>
            <text:p>- ffadd: finite field addition</text:p>
            <text:p>- ffsub: " subtraction</text:p>
            <text:p>- ffmul: " multiplication</text:p>
            <text:p>- ffred: no arithmetics just reduce a register by the given modulo</text:p>
            <text:p/>
            <text:p>uses interleaving and has pipeline bypass feature to reduce stall time</text:p>
            <text:p/>
            <text:p>Interleaving:</text:p>
            <text:p>First calc 4x the first multiplication, then 4x the next mult and then 4x the sub.</text:p>
            <text:p>In this way the 2nd mul and sub dont stall on its preceeding instr</text:p>
          </table:table-cell>
          <table:table-cell table:style-name="ce5" office:value-type="string" calcext:value-type="string">
            <text:p>Implementation naming:</text:p>
            <text:p>c-ref: reference C implementation of the Algo inventors</text:p>
            <text:p>rv32im: optimized algo for rv32im</text:p>
            <text:p>custom: the optimized algo with the new ISA</text:p>
            <text:p/>
            <text:p>see table 3, page 17 for performance of polynomial operations of add, sub, mult via NTT, and NTT/iNTT</text:p>
            <text:p/>
            <text:p>For Kyber: cycles for multiplication and NTT</text:p>
            <text:p>ISA          poly_mul     NTT      INTT</text:p>
            <text:p>rv32im:    4050            8595     9427</text:p>
            <text:p>custom:    2395            6868     6367</text:p>
            <text:p/>
            <text:p>Keccak "kill" benefits. In table 4 "K-Total" is with Keccak operations.</text:p>
            <text:p/>
            <text:p>For Kyber 512 algo, cycles without keccak</text:p>
            <text:p>Operation     rv32im    custom   speed up</text:p>
            <text:p>Key:             118k        89k         x1.33</text:p>
            <text:p>Encap:          181k        143k       x1.27</text:p>
            <text:p>Decap:          253k        200k       x1.27</text:p>
            <text:p/>
          </table:table-cell>
          <table:table-cell table:style-name="ce5" office:value-type="string" calcext:value-type="string">
            <text:p>Xilinx Artix-35T</text:p>
            <text:p>Approx 59MHz (some variants available)</text:p>
            <text:p/>
            <text:p>iCE40 UltraPlus:</text:p>
            <text:p>approx 16MHz  (some variants available)</text:p>
            <text:p/>
          </table:table-cell>
          <table:table-cell table:style-name="ce5" office:value-type="string" calcext:value-type="string">
            <text:p>For Kyber:</text:p>
            <text:p>ISA          Size (Bytes)</text:p>
            <text:p>rv32im:    3120</text:p>
            <text:p>custom:    2368</text:p>
          </table:table-cell>
          <table:table-cell table:style-name="ce5" office:value-type="string" calcext:value-type="string">
            <text:p>Xilinx Artix-35T</text:p>
            <text:p>Config    LUTs   FF        RAM   DSP    fmax (MHz)</text:p>
            <text:p>rv32im    1738    1599    34        4         59.6</text:p>
            <text:p>custom    1842    1634    34        5         59.2</text:p>
            <text:p/>
            <text:p>there are some other configurations (no multiplicator, etc)</text:p>
            <text:p/>
            <text:p>AT product comparison (see table 7, page 20)</text:p>
            <text:p>Config    AT         Relative</text:p>
            <text:p>rv32im:   32855   1</text:p>
            <text:p>custom    28223   0.86</text:p>
            <text:p/>
            <text:p>no ASIC implementation</text:p>
          </table:table-cell>
          <table:table-cell table:style-name="ce5" table:number-columns-repeated="18"/>
          <table:table-cell table:number-columns-repeated="995"/>
        </table:table-row>
        <table:table-row table:style-name="ro3">
          <table:table-cell table:style-name="ce3"/>
          <table:table-cell table:style-name="ce4" office:value-type="float" office:value="5" calcext:value-type="float">
            <text:p>5</text:p>
          </table:table-cell>
          <table:table-cell table:style-name="ce5" office:value-type="string" calcext:value-type="string">
            <text:p>Not relevant as it is an accelerator block for regular CPU. OTBN is already an accelerator</text:p>
          </table:table-cell>
          <table:table-cell table:style-name="ce5" office:value-type="string" calcext:value-type="string">
            <text:p>Lightweight Hardware Accelerator for Post-Quantum Digital Signature CRYSTALS-Dilithium</text:p>
          </table:table-cell>
          <table:table-cell table:style-name="ce5" office:value-type="string" calcext:value-type="string">
            <text:p>Hardware accelerator for Dilithium for integration or co-processor</text:p>
            <text:p/>
            <text:p>modules for each operation which are controlled by a global FSM.</text:p>
            <text:p>this includes a Keccak and NTT module. Also each bigger "function" is implemented as a module.</text:p>
            <text:p>There is a dual-port memory controller for all modules.</text:p>
            <text:p/>
            <text:p>requires "streaming" memory access and internal RAM for NTT module</text:p>
          </table:table-cell>
          <table:table-cell table:style-name="ce5" office:value-type="string" calcext:value-type="string">
            <text:p>good description of Dilithium algo</text:p>
          </table:table-cell>
          <table:table-cell table:style-name="ce5" office:value-type="string" calcext:value-type="string">
            <text:p>Matrix A is fully computed. A way to reduce RAM requirements is to partially compute the required parts. This requires more cycles</text:p>
            <text:p/>
            <text:p>Keccak module:</text:p>
            <text:p>Use LUT for rejection sampling</text:p>
            <text:p/>
            <text:p>Power2Round and decompose:</text:p>
            <text:p>convert multiplication to power of 2 and addition. E.g. a*1025 = a * 1024 + a.</text:p>
            <text:p>use LUT for multiplications with limited range (i.e. multiply a fixed value by only 4 possible values -&gt; LUT)</text:p>
            <text:p/>
            <text:p>Efficient Modular Reduction module</text:p>
            <text:p>Reduce the calculations via the modulus property (2^23 = 2^13 -1 mod 8380417) recursively.</text:p>
            <text:p>which converts the reduction into multiple additions</text:p>
          </table:table-cell>
          <table:table-cell table:style-name="ce5" office:value-type="string" calcext:value-type="string">
            <text:p>Best case run time:</text:p>
            <text:p>KeyGen: 63.2kCycles</text:p>
            <text:p>Sign: 113.9kCycles</text:p>
            <text:p>Verify: 67.9kCycles</text:p>
            <text:p/>
            <text:p>Artix-7:</text:p>
            <text:p>KeyGen: 387us</text:p>
            <text:p>Sign: 699us</text:p>
            <text:p>Verify: 416us</text:p>
            <text:p/>
            <text:p>Zynq:</text:p>
            <text:p>KeyGen: 161us</text:p>
            <text:p>Sign: 291us</text:p>
            <text:p>Verify: 173us</text:p>
          </table:table-cell>
          <table:table-cell table:style-name="ce5" office:value-type="string" calcext:value-type="string">
            <text:p>Artix-7: 163MHz</text:p>
            <text:p>Zynq Ultrascale+: 391MHz</text:p>
            <text:p>TSCM 65nm: 1176MHz</text:p>
          </table:table-cell>
          <table:table-cell table:style-name="ce5" office:value-type="string" calcext:value-type="string">
            <text:p>unclear?</text:p>
            <text:p>35 BRAMS?</text:p>
          </table:table-cell>
          <table:table-cell table:style-name="ce5" office:value-type="string" calcext:value-type="string">
            <text:p>TSCM 65nm: 0.227mm² / 157kGE, excluding on chip memory</text:p>
            <text:p/>
            <text:p>For Artix-7 and Zynq Ultrascale+:</text:p>
            <text:p>LUT: 13975</text:p>
            <text:p>FF: 6845</text:p>
            <text:p>BRAM: 35</text:p>
            <text:p>DSP: 4</text:p>
            <text:p/>
            <text:p>See Table 1 for area req of all modules individually</text:p>
          </table:table-cell>
          <table:table-cell table:style-name="ce5" table:number-columns-repeated="18"/>
          <table:table-cell table:number-columns-repeated="995"/>
        </table:table-row>
        <table:table-row table:style-name="ro2">
          <table:table-cell table:style-name="ce3"/>
          <table:table-cell table:style-name="ce4" office:value-type="float" office:value="6" calcext:value-type="float">
            <text:p>6</text:p>
          </table:table-cell>
          <table:table-cell table:style-name="ce5" office:value-type="string" calcext:value-type="string">
            <text:p>This paper is not relevant as it targets Cortex M3/M4.</text:p>
            <text:p>Is serves as a good background on NTT and ML-DSA algorithm</text:p>
          </table:table-cell>
          <table:table-cell table:style-name="ce5" office:value-type="string" calcext:value-type="string">
            <text:p>Polynomial Multiplication for PQC</text:p>
          </table:table-cell>
          <table:table-cell table:style-name="ce5" office:value-type="string" calcext:value-type="string">
            <text:p>Collection of polynomial multiplication methods and implementation on cortex-M4/3</text:p>
            <text:p/>
            <text:p>Introduction to polynomial multiplication for computer scientists</text:p>
          </table:table-cell>
          <table:table-cell table:style-name="ce5" office:value-type="string" calcext:value-type="string">
            <text:p>Grover's algo improves brute forcing. Bad for symmetric keys. But can be avoided by doubling key size</text:p>
          </table:table-cell>
          <table:table-cell table:style-name="ce5" office:value-type="string" calcext:value-type="string">
            <text:p>Detailled description of cortex implementation.</text:p>
            <text:p>Also discusson strategies based on Time-Memory Tradeoffs for handling of matrix A.</text:p>
            <text:p/>
            <text:p>NTT:</text:p>
            <text:p>Reductions are not always required (if we do a proper range analysis)</text:p>
            <text:p>Description of layer merging</text:p>
            <text:p/>
            <text:p>-------------</text:p>
            <text:p>Signing:</text:p>
            <text:p>Performance depends on strategy to calculate matrix A. See Table 4.3 for detailed values.</text:p>
            <text:p/>
            <text:p>Strategy 1: A stored in flash</text:p>
            <text:p>compute A, s1^, s2^ and t0^ during key generation and save them to flash.</text:p>
            <text:p>Then load them during singing. This saves SRAM during signing.</text:p>
            <text:p/>
            <text:p>Strategy 2: A in SRAM</text:p>
            <text:p>If enough SRAM, follow specification closely.</text:p>
            <text:p>We have to store the intermediate values in the stack. This gives a lower bound of stack of k*l + 4k + 3l + 1 KiB</text:p>
            <text:p/>
            <text:p>Strategy 3: streaming A and y</text:p>
            <text:p>Optimize stack without using precomputed values (from flash).</text:p>
            <text:p>Regenerate each element of A and y on the fly when needed (computing w).</text:p>
            <text:p/>
            <text:p>-------------</text:p>
            <text:p>Modulo Subtraction:</text:p>
            <text:p>avoid wraparound fix by using signed modulo representation. this way the value must be recovered at the end of computation with a conditional addition.</text:p>
            <text:p>Usefull as cortex uses 32bit words and wrap around is "free" as no correcting additions are required.</text:p>
            <text:p/>
            <text:p>variable time:</text:p>
            <text:p>M3 compiler will make use of variable time instructions. Mitigations are described. </text:p>
            <text:p>However, some parts (especially verification) work only with public data. We thus can make use of Cortex-M3's variable time instruction.</text:p>
            <text:p/>
            <text:p>Code for all methods: https://github.com/mkannwischer/polymul</text:p>
            <text:p/>
            <text:p>-------------</text:p>
            <text:p>Use incomplete NTT to reduce number of operations. This lowers the total amount of operations for the cost of more multiplications. (page 36).</text:p>
            <text:p>Not applicable for Dilithium as NTT is build into specification of Dilithium (page 37)</text:p>
            <text:p/>
          </table:table-cell>
          <table:table-cell table:style-name="ce5" office:value-type="string" calcext:value-type="string">
            <text:p>Cortex M4 and M3 cycles for NTT, INTT and pointwise multiplication for Dilithium (also available for Kyber and newhope)</text:p>
            <text:p>n=256, q = 8380417, 8 layer NTT</text:p>
            <text:p/>
            <text:p>Implementation        NTT      INTT       PwMult</text:p>
            <text:p>M4                              8540      8923      1955</text:p>
            <text:p>M3 variable time      19347    21006      4899</text:p>
            <text:p>M3 const time           33025    36609     8479</text:p>
            <text:p>The signed modulo representation has the strongest impact compared to other implementations</text:p>
            <text:p/>
            <text:p>cycle count (rounded) for ML-DSA-xx is (1,2,3 are strategies. 2nd and/or 3rd may be omitted if equal to 1/2)</text:p>
            <text:p>Operation        -44                              -65                            -87</text:p>
            <text:p>key:                  1.3k,  2.2k,    -            2k,     3.5k,   -            2.8k,   5k,   -</text:p>
            <text:p>sign:                 3k,        4k,   13.3       4.5k,     6k,  25.6k     3.8k,   6k,   22.7k</text:p>
            <text:p>verify:              1259,  -,        -             1917                          2720,    -,   -</text:p>
          </table:table-cell>
          <table:table-cell table:style-name="ce5" office:value-type="string" calcext:value-type="string">
            <text:p>M4: 24MHz  (this way we have not to wait for flash at any time)</text:p>
            <text:p>M3: 16MHz</text:p>
          </table:table-cell>
          <table:table-cell table:style-name="ce5" office:value-type="string" calcext:value-type="string">
            <text:p>Stack requirement for Dilithium</text:p>
            <text:p/>
            <text:p>Depends on strategy for handling matrix A</text:p>
            <text:p/>
            <text:p>Stack size in Bytes (1,2,3 are strategies) for ML-DSA-xx</text:p>
            <text:p>Operation        -44                                -65                                  -87</text:p>
            <text:p>key:                  7916                             8940                               9964</text:p>
            <text:p>sign:                 14428, 38300, 8924     17628, 52756, 9948       20828, 69276, 10972</text:p>
            <text:p>verify:              9004                             10028                             11052</text:p>
            <text:p/>
            <text:p>for strategy 1 of sign: additional flash is required of the size: 23632 / 34896 / 48208</text:p>
          </table:table-cell>
          <table:table-cell table:style-name="ce5" office:value-type="string" calcext:value-type="string">
            <text:p>n/a</text:p>
          </table:table-cell>
          <table:table-cell table:style-name="ce5" table:number-columns-repeated="18"/>
          <table:table-cell table:number-columns-repeated="995"/>
        </table:table-row>
        <table:table-row table:style-name="ro2">
          <table:table-cell table:style-name="ce3"/>
          <table:table-cell table:style-name="ce4" office:value-type="float" office:value="7" calcext:value-type="float">
            <text:p>7</text:p>
          </table:table-cell>
          <table:table-cell table:style-name="ce7" office:value-type="string" calcext:value-type="string">
            <text:p>Proposes generic instructions for RISCV which are basically the same as "towards ML-.." proposes but for single values instead of vectors.</text:p>
            <text:p/>
            <text:p>In addition it proposes a single cycle butterfly operation. This could be interesting to implement in SIMD fashion.</text:p>
            <text:p/>
            <text:p>Also serves as good reference for HW implementation.</text:p>
          </table:table-cell>
          <table:table-cell table:style-name="ce7" office:value-type="string" calcext:value-type="string">
            <text:p>PQ.V.ALU.E: Post-Quantum RISC-V Custom ALU Extensions on Dilithium and Kyber</text:p>
          </table:table-cell>
          <table:table-cell table:style-name="ce5" office:value-type="string" calcext:value-type="string">
            <text:p>sw-hw co-design</text:p>
            <text:p>new ALU (10 instr) for NTT which can be integrated into RISCV cpu</text:p>
            <text:p>Chosen CPU is pulpino</text:p>
            <text:p/>
            <text:p>Features modulo add, sub, mul and butterfly in ALU</text:p>
            <text:p>specialized for Dilithium and Kyber</text:p>
            <text:p/>
            <text:p>butterfly operation is single cycle. requires 3 read and 2 write ports to reg file</text:p>
            <text:p>There is also a multi cycle variant</text:p>
          </table:table-cell>
          <table:table-cell table:style-name="ce5" office:value-type="string" calcext:value-type="string">
            <text:p>good NTT and modulus description</text:p>
          </table:table-cell>
          <table:table-cell table:style-name="ce5" office:value-type="string" calcext:value-type="string">
            <text:p>Reduction Hardware:</text:p>
            <text:p>This work integrates a dedicated barret reduction hardware which makes use of the chosen modulus.</text:p>
            <text:p>The reduction can be converted into simple shifts and adds.</text:p>
            <text:p/>
            <text:p>Single Cycle Butterfly:</text:p>
            <text:p>hardware design for single cycle CT or GS butterfly.</text:p>
            <text:p>requires one adder and one subtractor in parallel.</text:p>
            <text:p>requires 3 read and 2 write ports to the register file.</text:p>
            <text:p>There is also a multi cycle variant with less ports</text:p>
            <text:p/>
            <text:p>Modular Multiplication:</text:p>
            <text:p>is performed with barrett reduction which are done with a specialized HW block. (ML-DSA modulus allows to convert the modulo into shifts and adds)</text:p>
            <text:p/>
            <text:p>Modulo format:</text:p>
            <text:p>uses unsigned modulo as it gives slightly simpler hardware. Signed may have advantages for number of reductions in the butterflies (no underflow must be handled after subtraction). But this design handles this by efficient reduction hardware</text:p>
            <text:p/>
            <text:p>Software:</text:p>
            <text:p>Makes use of NTT layer merging</text:p>
            <text:p/>
          </table:table-cell>
          <table:table-cell table:style-name="ce5" office:value-type="string" calcext:value-type="string">
            <text:p>Cycle counts of polynomial operations for Dilithium (all operations summed?)</text:p>
            <text:p>see table 4, page 17</text:p>
            <text:p/>
            <text:p>Naming:</text:p>
            <text:p>RV32: without new ALU</text:p>
            <text:p>PQV1: with new ALU but multi cycle butterfly</text:p>
            <text:p>PQV2: with new ALU and single cycle butterfly</text:p>
            <text:p/>
            <text:p>Instruction     RV32     PQV1                PQV2</text:p>
            <text:p>poly_NTT     17041     4753 (-72%)      2705  (-84%)</text:p>
            <text:p>poly_INTT    20372     6027 (-70%)      3979 (-80%)</text:p>
            <text:p>poly_mul         4346     1274 (-71%)      1274 (-71%)</text:p>
            <text:p>poly_add         1274     1274                   1274</text:p>
          </table:table-cell>
          <table:table-cell table:style-name="ce5" office:value-type="string" calcext:value-type="string">
            <text:p>100MHz - 400MHz reported on PULPino</text:p>
          </table:table-cell>
          <table:table-cell table:style-name="ce5" office:value-type="string" calcext:value-type="string">
            <text:p>not reported</text:p>
          </table:table-cell>
          <table:table-cell table:style-name="ce5" office:value-type="string" calcext:value-type="string">
            <text:p>TSMC 28nm</text:p>
            <text:p/>
            <text:p>Additional HW costs to new ALU for various frequencies</text:p>
            <text:p>(difference in table 2, page 15)</text:p>
            <text:p/>
            <text:p>Area is in um^2</text:p>
            <text:p>Freq           Cell Area   Cell Count      GE</text:p>
            <text:p>100MHz    2467           3160               6525 </text:p>
            <text:p>200 MHz   2412           2925               6382</text:p>
            <text:p>300MHz    2409           2967               6373</text:p>
            <text:p>400MHz    2302           2758              6088</text:p>
            <text:p/>
            <text:p>FPGA Zynq-7000 (additional HW, table 3)</text:p>
            <text:p>Slice LUTs       360</text:p>
            <text:p>Slice Regs        16</text:p>
            <text:p>DSPs                 2</text:p>
            <text:p/>
            <text:p/>
          </table:table-cell>
          <table:table-cell table:style-name="ce5" table:number-columns-repeated="18"/>
          <table:table-cell table:number-columns-repeated="995"/>
        </table:table-row>
        <table:table-row table:style-name="ro2">
          <table:table-cell table:style-name="ce1"/>
          <table:table-cell table:style-name="ce5" office:value-type="string" calcext:value-type="string">
            <text:p>extra-1</text:p>
          </table:table-cell>
          <table:table-cell table:style-name="ce5" office:value-type="string" calcext:value-type="string">
            <text:p>Big part is vectorized implementation of Keccak.</text:p>
            <text:p>OpenTitan has already such a HW block which will be accessible from the OTBN in future (not in scope of this project).</text:p>
            <text:p/>
            <text:p>Calculates the NTT twiddle factors on the fly which does not generalize well for workloads outside of PQC.</text:p>
            <text:p/>
            <text:p>It also only implements the verification part.</text:p>
          </table:table-cell>
          <table:table-cell table:style-name="ce9" office:value-type="string" calcext:value-type="string">
            <text:p><text:a xlink:href="https://dl.acm.org/doi/pdf/10.1145/3605769.3623993" xlink:type="simple">Enabling Lattice-Based Post-Quantum Cryptography on the OpenTitan Platform
https://dl.acm.org/doi/pdf/10.1145/3605769.3623993</text:a></text:p>
          </table:table-cell>
          <table:table-cell table:style-name="ce9" office:value-type="string" calcext:value-type="string">
            <text:p><text:a xlink:href="https://github.com/Fraunhofer-AISEC/otbn-pq/tree/main" xlink:type="simple">Found in "Towards ML-..." paper as reference

implements only verification of dilithium signature

Extend OTBN with dedicated HW accelerators for polynomial arithmetic and sampling.
This results in the PQ-ALU which implements polynomial arithmetics used in Dilithium, Kyber and Falcon.
There are two additional units for improved twiddle factor handling (TRCU and RAU, see details) which handle constants in special registers called PQ-SPR

main benefit:
butterflies can be executed in HW (single cycle) and all parameter (twiddle factors) are updated for the next iteration (via TRCU and RAU) simultaneousely.
This gives huge speed up.

code (sw + rtl) can be found here: https://github.com/Fraunhofer-AISEC/otbn-pq/tree/main
</text:a></text:p>
          </table:table-cell>
          <table:table-cell table:style-name="ce5"/>
          <table:table-cell table:style-name="ce5" office:value-type="string" calcext:value-type="string">
            <text:p><text:span text:style-name="T1"/></text:p>
            <text:p><text:span text:style-name="T1">PQ-ALU:</text:span></text:p>
            <text:p><text:span text:style-name="T1">uses on the fly twiddle factor generation based on few stored factors.</text:span></text:p>
            <text:p><text:span text:style-name="T1">watch out for side channel leakage. special care during re-ordering is required.</text:span></text:p>
            <text:p><text:span text:style-name="T1">prime can be defined within 32bits.</text:span></text:p>
            <text:p><text:span text:style-name="T1">butterfly operation writes back to 2 registers and is in-place.</text:span></text:p>
            <text:p><text:span text:style-name="T1">It consumes 3 inputs: 2x value and 1x the twiddle factor generated by the TRCU and fed via the PQ-SPR.</text:span></text:p>
            <text:p><text:span text:style-name="T1">ALU supports modulo add, sub and mul</text:span></text:p>
            <text:p><text:span text:style-name="T1"/></text:p>
            <text:p><text:span text:style-name="T1"/></text:p>
            <text:p><text:span text:style-name="T1">Keccak Unit:</text:span></text:p>
            <text:p><text:span text:style-name="T1">A plan and lane unit for the computations.</text:span></text:p>
            <text:p><text:span text:style-name="T1">Counter values are provided by TRCU and some inputs originate from the RAU.</text:span></text:p>
            <text:p><text:span text:style-name="T1"/></text:p>
            <text:p><text:span text:style-name="T1">PQ-SPR: post-quantum special register set</text:span></text:p>
            <text:p><text:span text:style-name="T1">These registers are for holding constants and twiddle factors used during the operations.</text:span></text:p>
            <text:p><text:span text:style-name="T1">These are separate to avoid conflicts with the standard registers and thereby reduce stack operations.</text:span></text:p>
            <text:p><text:span text:style-name="T1"/></text:p>
            <text:p><text:span text:style-name="T1">TRCU: Twiddle and round counter update unit</text:span></text:p>
            <text:p><text:span text:style-name="T1">Provides PQ-ALU and Keccak unit with constants and computes the twiddle factors on the fly. This is based on omega_m which depends on the NTT layer. These values are precomupted and stored in memory.</text:span></text:p>
            <text:p><text:span text:style-name="T1">It holds up to 8 prepared values there is a selection input.</text:span></text:p>
            <text:p><text:span text:style-name="T1">The precomputed value can be reduced to one single number for NTT and INTT.</text:span></text:p>
            <text:p><text:span text:style-name="T1">Updates twiddle factors simultaneousely to butterfly operation within one cycle.</text:span></text:p>
            <text:p><text:span text:style-name="T1">Accessible via GPR and WDR</text:span></text:p>
            <text:p><text:span text:style-name="T1"/></text:p>
            <text:p><text:span text:style-name="T1">RAU: Register adress unit</text:span></text:p>
            <text:p><text:span text:style-name="T1">Automatically updates WDR addresses and word indicies for the NTT.</text:span></text:p>
            <text:p><text:span text:style-name="T1">Selects the registers for indirect register addressing.</text:span></text:p>
            <text:p><text:span text:style-name="T1">This controlls the control flow of NTT and INTT with the special registers inside RAU.</text:span></text:p>
            <text:p><text:span text:style-name="T1">This allows using the hardware loop and update register addresses for multiple NTT / butterfly calls</text:span></text:p>
            <text:p><text:span text:style-name="T1">Accessible only via GPR</text:span></text:p>
            <text:p><text:span text:style-name="T1"/></text:p>
            <text:p><text:span text:style-name="T1">Changes:</text:span></text:p>
            <text:p><text:span text:style-name="T1">WDR must support 32bit addressing.</text:span></text:p>
            <text:p><text:span text:style-name="T1">WDR need an additiona lwrite ports for the results of the butterfly operation.</text:span></text:p>
            <text:p><text:span text:style-name="T1"/></text:p>
            <text:p><text:span text:style-name="T4">Reasons why it is faster than "Towards ML-....": (Section 5.1.2)</text:span></text:p>
            <text:p><text:span text:style-name="T1">signature and pblic key is unpacked on IBEX core (sigma, pk). "mu" is computed on HMAC core outside of OTBN.</text:span></text:p>
            <text:p><text:span text:style-name="T1">OTBN checks only if challenge is equal.</text:span></text:p>
            <text:p><text:span text:style-name="T1">Table 3 lists the OTBN and IBEX work separately (OTBN is part of IBEX count)????? --&gt; see perfomance column.</text:span></text:p>
            <text:p><text:span text:style-name="T1"/></text:p>
            <text:p><text:span text:style-name="T1">Preprocessing is major bottle neck in this implementation.</text:span></text:p>
          </table:table-cell>
          <table:table-cell table:style-name="ce5" office:value-type="string" calcext:value-type="string">
            <text:p>Table 3 lists the required cycles.</text:p>
            <text:p>Are the OTBN cycles (in brackets) included in the cycles of the OpenTitan?</text:p>
            <text:p>Quote: "in addition to that, we statethe cycle counts of the accelerated compuations within the OTBN separately."</text:p>
            <text:p>-&gt; OTBN cycles should be part of the total OpenTitan cycles.</text:p>
            <text:p/>
            <text:p>Preprocessing (unpacking and calculating "mü" ) is major bottle neck in this implementation.</text:p>
            <text:p/>
            <text:p>DS-MLA-xx   OpenTitan     OTBN</text:p>
            <text:p>-44                  997'722              403'940</text:p>
            <text:p>-64                  1'488'526           684'270</text:p>
            <text:p>-87                  2'223'143        1'195'244</text:p>
          </table:table-cell>
          <table:table-cell table:style-name="ce5" office:value-type="string" calcext:value-type="string">
            <text:p>ASIC: 100MHz is still achievable</text:p>
          </table:table-cell>
          <table:table-cell table:style-name="ce5" office:value-type="string" calcext:value-type="string">
            <text:p>Expanded OTBN memory:</text:p>
            <text:p>IMEM to 8kB</text:p>
            <text:p>DMEM to 32kB</text:p>
          </table:table-cell>
          <table:table-cell table:style-name="ce5" office:value-type="string" calcext:value-type="string">
            <text:p>Globalfoundries 22nm (22FDSOI)</text:p>
            <text:p/>
            <text:p>Design          Total Area         Memory       Total NAND GE</text:p>
            <text:p>Default:        1'567'683          511'207         4'710'587</text:p>
            <text:p>this work:      1'648'193         533'664         4'952'504</text:p>
            <text:p>relative:        + 5.1%              +4.4%            5.1%</text:p>
            <text:p/>
            <text:p>FPGA see table 5 for module specific value</text:p>
            <text:p>Design        LUT          FF            DSP   BRAM</text:p>
            <text:p>default:       228'617     125'601    29      422</text:p>
            <text:p>This work:  234'954     126'607    62      427</text:p>
          </table:table-cell>
          <table:table-cell table:style-name="ce5" table:number-columns-repeated="18"/>
          <table:table-cell table:number-columns-repeated="995"/>
        </table:table-row>
        <table:table-row table:style-name="ro4">
          <table:table-cell table:number-columns-repeated="2"/>
          <table:table-cell table:style-name="ce5" table:number-columns-repeated="27"/>
          <table:table-cell table:number-columns-repeated="995"/>
        </table:table-row>
        <table:table-row table:style-name="ro4">
          <table:table-cell table:number-columns-repeated="2"/>
          <table:table-cell table:style-name="ce5" table:number-columns-repeated="27"/>
          <table:table-cell table:number-columns-repeated="995"/>
        </table:table-row>
        <table:table-row table:style-name="ro4">
          <table:table-cell table:number-columns-repeated="2"/>
          <table:table-cell table:style-name="ce5" table:number-columns-repeated="27"/>
          <table:table-cell table:number-columns-repeated="995"/>
        </table:table-row>
        <table:table-row table:style-name="ro2" table:number-rows-repeated="985">
          <table:table-cell table:number-columns-repeated="2"/>
          <table:table-cell table:style-name="ce5" table:number-columns-repeated="27"/>
          <table:table-cell table:number-columns-repeated="995"/>
        </table:table-row>
        <table:table-row table:style-name="ro1" table:number-rows-repeated="10475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94" meta:object-count="0"/>
    <meta:generator>LibreOfficeDev/6.0.5.2$Linux_X86_64 LibreOffice_project/</meta:generator>
  </office:meta>
</office:document-meta>
</file>